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1:</text:p>
      <text:p text:style-name="Standard"/>
      <text:p text:style-name="Standard"><text:tab/>Este primer ejercicio del trabajo práctico consistió en crear una tabla de descriptores globales (<text:span text:style-name="T1">GDT</text:span>) básica, para luego pasar el procesador a modo protegido y escribir en la memoria de vídeo el marco sobre el cual estará el resto del trabajo.</text:p>
      <text:p text:style-name="Standard"/>
      <text:p text:style-name="Standard"><text:s/><text:tab/>El código escrito se dividió en definir la <text:span text:style-name="T1">GDT </text:span><text:span text:style-name="T3">en el archivo</text:span><text:span text:style-name="T1"> gdt.c </text:span><text:span text:style-name="T3">y el resto en el archivo principal </text:span><text:span text:style-name="T1">kernel.asm .</text:span></text:p>
      <text:p text:style-name="Standard"><text:span text:style-name="T1"/></text:p>
      <text:p text:style-name="Standard"><text:span text:style-name="T1"><text:tab/> </text:span><text:span text:style-name="T2">gdt.c:</text:span></text:p>
      <text:p text:style-name="P1"><text:tab/></text:p>
      <text:p text:style-name="P1"><text:tab/>El archivo consiste en un array de estructuras <text:span text:style-name="T1">gdt_entry</text:span> definidas en <text:span text:style-name="T1">gdt.h. </text:span>La estructura describe un descriptor global que mide 8 bytes de la siguiente manera:</text:p>
      <text:p text:style-name="P1"/>
      <text:p text:style-name="P1"><text:tab/><text:tab/><text:tab/><text:span text:style-name="T4"><text:tab/>[Insertar dibujito de una gdt]</text:span></text:p>
      <text:p text:style-name="P1"><text:span text:style-name="T4"/></text:p>
      <text:p text:style-name="P1"><text:span text:style-name="T4"><text:tab/></text:span>Se compone de bits reservados para el tamaño (limit), la dirección base del segmento a describir (base), y diversos atributos que serán explicados a continuación junto con los segmentos que definimos:</text:p>
      <text:p text:style-name="P1"/>
      <text:p text:style-name="P1"><text:tab/>*explicar cada segmento con su atrib y porq</text:p>
      <text:p text:style-name="P1"><text:tab/>*explicar el codigo as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ert </meta:initial-creator>
    <meta:creation-date>2009-11-11T20:46:39</meta:creation-date>
    <dc:date>2009-11-11T21:03:16</dc:date>
    <dc:creator>wert </dc:creator>
    <meta:editing-duration>PT00H16M38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10" meta:word-count="140" meta:character-count="847"/>
  </office:meta>
</office:document-meta>
</file>